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pitch="fixed"/>
    <style:font-face style:name="MS Mincho" svg:font-family="'MS Mincho', 'MS ??'" style:font-family-generic="roma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fo:text-align="justify" style:justify-single-word="false"/>
    </style:style>
    <style:style style:name="P2" style:family="paragraph" style:parent-style-name="footnote_20_text"/>
    <style:style style:name="P3" style:family="paragraph" style:parent-style-name="Standard">
      <style:paragraph-properties fo:text-align="justify" style:justify-single-word="false"/>
    </style:style>
    <style:style style:name="P4" style:family="paragraph" style:parent-style-name="heading_20_2">
      <style:text-properties style:font-name-asian="MS Mincho"/>
    </style:style>
    <style:style style:name="P5" style:family="paragraph" style:parent-style-name="Text_20_body"/>
    <style:style style:name="P6" style:family="paragraph" style:parent-style-name="Standard">
      <style:paragraph-properties fo:text-align="justify" style:justify-single-word="false"/>
      <style:text-properties fo:font-size="10pt" style:font-name-asian="MS Mincho" style:font-size-asian="10pt" style:font-size-complex="10pt"/>
    </style:style>
    <style:style style:name="T1" style:family="text">
      <style:text-properties style:font-name="Times New Roman" fo:font-size="10pt" style:font-name-asian="MS Mincho" style:font-size-asian="10pt" style:font-size-complex="10pt"/>
    </style:style>
    <style:style style:name="T2" style:family="text" style:parent-style-name="footnote_20_reference">
      <style:text-properties fo:font-size="10pt" style:font-name-asian="MS Mincho" style:font-size-asian="10pt" style:font-size-complex="10pt"/>
    </style:style>
    <style:style style:name="T3" style:family="text">
      <style:text-properties fo:font-size="10pt" style:font-name-asian="MS Mincho"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fessionnel de la conception-réalisation web depuis 2000, j’occupe actuellement le poste de responsable du développement web au sein de la société Action On Line</text:span><text:span text:style-name="T2"><text:note text:id="ftn0" text:note-class="footnote"><text:note-citation>1</text:note-citation><text:note-body><text:p text:style-name="P2"><text:s/>Action On Line - Parc d’affaires de Crécy, 4 rue Claude Chappe, 69771 St Didier au Mont d’Or – http://www.action-on-line.fr</text:p></text:note-body></text:note></text:span><text:span text:style-name="T1">.</text:span></text:p>
      <text:p text:style-name="P3"><text:span text:style-name="T1">Celle-ci développe et commercialise une offre de formation ouverte à distance (FOAD) sur les domaines spécifiques de la gestion, de la comptabilité et de la finance.</text:span></text:p>
      <text:p text:style-name="P3"><text:span text:style-name="T1">Editeur de contenus multimédia à vocation pédagogique, Action On Line met également à disposition de ses clients (Ecoles de commerce, Entreprises, Centre de formation …) une plate-forme de diffusion web de ces contenus (LMS ou Learning Management System). C’est plus particulièrement dans ce cadre que j’interviens comme concepteur, développeur, administrateur et promoteur de cette plate-forme de diffusion.</text:span></text:p>
      <text:p text:style-name="P3"><text:span text:style-name="T1">Le projet possède une dimension très nettement innovante et est, à ce titre, subventionné par l’ANVAR (Agence Nationale de Valorisation de la Recherche).</text:span></text:p>
      <text:p text:style-name="P3"><text:span text:style-name="T1">Créée il y a 2 ans, la société possède un effectif réduit (7 personnes dont 4 en équipe de production) et sollicite véritablement la polyvalence et la responsabilité de chacun de ses salariés. Après 1 an de présence dans l’entreprise ma capacité d’investissement et mon savoir-faire sont reconnus et j’obtiens le statut de cadre technique.</text:span></text:p>
      <text:p text:style-name="P4">Conception orientée utilisateur</text:p>
      <text:p text:style-name="P3"><text:span text:style-name="T3">Ma formation initiale en ergonomie (DESS) et psychologie cognitive m’a très vite positionné sur des problématiques d’analyse du besoin utilisateur, d’architecture de l’information et de spécification IHM (Interface Homme Machine).</text:span></text:p>
      <text:p text:style-name="P3"><text:span text:style-name="T3">Au cours de ma première mission professionnelle, effectuée auprès de la société Cincom DSS</text:span><text:span text:style-name="T2"><text:note text:id="ftn1" text:note-class="footnote"><text:note-citation>2</text:note-citation><text:note-body><text:p text:style-name="P2"><text:s/>Cincom DSS - Tour du Crédit Lyonnais, 129 rue Servient, 69431 Lyon Cedex 03 - http://www.cindoc.fr</text:p></text:note-body></text:note></text:span><text:span text:style-name="T3">, j’ai procédé à l’audit des qualités ergonomiques de son logiciel phare dédié à la GED (Gestion Electronique de Document) Cindoc.</text:span></text:p>
      <text:p text:style-name="P5">Il s’agissait de recenser les anomalies du produit, de formuler des propositions d’aménagement puis de fixer un ordre de priorité dans la réalisation de ces aménagements.</text:p>
      <text:p text:style-name="P3"><text:span text:style-name="T3">Ce travail a été mené en collaboration étroite avec les formateurs spécialistes du logiciel qui me permettaient d’intégrer à mon analyse les attentes et difficultés des utilisateurs.</text:span></text:p>
      <text:p text:style-name="P3"><text:span text:style-name="T3">J’ai par la suite considérablement enrichi mon expérience de concepteur web pendant les 2 ans passés chez Cosmosbay</text:span><text:span text:style-name="T2"><text:note text:id="ftn2" text:note-class="footnote"><text:note-citation>3</text:note-citation><text:note-body><text:p text:style-name="P2"><text:s/>Cosmosbay - 158 rue du 4 août 1789, 69100 Villeurbanne - http://www.cosmosbay-vectis.com</text:p></text:note-body></text:note></text:span><text:span text:style-name="T3">. Cette société de services en ingénierie informatique, d’environ 150 collaborateurs, m’a confié le rôle d’ergonome sur de nombreux projets d’envergure (Aventis, Merck-Lipha, Hager, IRU, …). Ces projets concernaient le plus souvent la réalisation d’applications informatiques complexes, intranet, où des contraintes « métier » fortes imposaient la participation d’un ergonome.</text:span></text:p>
      <text:p text:style-name="P3"><text:span text:style-name="T3">Au contact direct des clients et décideurs, j’étais chargé, d’une part, de procéder à l’analyse fonctionnelle du besoin (interview, documentation) et, d’autre part, de fournir des documents formels de spécification (arborescence et storyboard) à destination de l’équipe de production.</text:span></text:p>
      <text:p text:style-name="P6">A la demande du directeur technique de l’agence, j’ai pris une part active à l’élaboration d’une méthodologie de conception et de gestion de projet en m’impliquant dans la rédaction de la « charte qualité » de l’agence et de cahiers des charges.</text:p>
      <text:p text:style-name="P6">Aujourd’hui, pour Action On Line, je reste investi de ce rôle de concepteur en ce qui concerne l’ensemble des services web proposés. Notamment chargé de l’assistance technique auprès des utilisateurs (près de 1500 inscrits à ce jour) et d’analyser leurs comportements effectifs (analyse des statistiques de fréquentation, fichiers log,…), il me revient de proposer les améliorations fonctionnelles à apporter.</text:p>
      <text:p text:style-name="P6">Reconnu comme un spécialiste de l’ergonomie, je veille à la qualité des interactions entre l’utilisateur final et le système informatique en appliquant les principes fondamentaux de la discipline : accessibilité et hiérarchisation de l’information, guidage de l’utilisateur, cohérence sémantique, etc …</text:p>
      <text:p text:style-name="P4">Une connaissance avancée des standards de développement web </text:p>
      <text:p text:style-name="P6">Issu de la filière « sciences humaines », je possède néanmoins une large et solide culture technique. Programmant depuis mon adolescence (basic, Turbo Pascal, C, Java), j’étais préparé à l’exercice d’un rôle toujours plus pointu de technicien.</text:p>
      <text:p text:style-name="P6">J’ai acquis progressivement les compétences qui me permettent d’assumer l’entière responsabilité du développement de la plate-forme de diffusion Action On Line, de la définition de sa logique applicative jusqu’à sa publication web.</text:p>
      <text:p text:style-name="P6">Mon contrat avec Cosmosbay a été pour moi l’occasion de me professionnaliser <text:s/>dans la construction et l’intégration de documents web. Dans la droite ligne de mon rôle d’ergonome, en collaboration directe avec le directeur artistique, j’étais effectivement chargé de présenter l’information à l’écran.</text:p>
      <text:p text:style-name="P3"><text:span text:style-name="T3">Dans le cadre de cette première expérience, j’ai ainsi acquis l’expertise des langages HTML et CSS, de la mise en forme de documents XML dont j’avais fait l’une de mes spécialités (utilisation de XSL) et du traitement de l’image ( formats, logiciels, typographie …).</text:span></text:p>
      <text:p text:style-name="P3"><text:span text:style-name="T3">Développeur web auprès de la société IDEP Multimédia</text:span><text:span text:style-name="T2"><text:note text:id="ftn3" text:note-class="footnote"><text:note-citation>4</text:note-citation><text:note-body><text:p text:style-name="P2"><text:s/>IDEP Multimédia - 370 bd de Balmont 69009 Lyon – http://www.idep-multimedia.com</text:p></text:note-body></text:note></text:span><text:span text:style-name="T3"> , j’ai pu ensuite valider et consolider mes connaissances en base de données (SQL) et programmation PHP dans un contexte opérationnel.</text:span></text:p>
      <text:p text:style-name="P6"/>
      <text:p text:style-name="P3"><text:span text:style-name="T3">Chez Action On Line, mon premier domaine d’intervention est la modélisation des services web à développer pour laquelle je m’appuie sur le langage UML (Unified Modelling Language) qui permet à la fois de formaliser les besoins et les exigences de l’utilisateur mais également les solutions techniques envisagées de manière indépendante des langages de programmation.</text:span></text:p>
      <text:p text:style-name="P3"><text:span text:style-name="T3">Je conçois et réalise la base de données relationnelle (MySql) où sont stockées les informations ainsi que les scripts (PHP) qui permettent de l’exploiter et de l’administrer.</text:span></text:p>
      <text:p text:style-name="P6">Je suis également responsable de la présentation de l’information (HTML, XHTML, XSLT, CSS) et de sa mise en interactivité (EcmaScript, DOM, ActionScript).</text:p>
      <text:p text:style-name="P6">Seul membre de l’équipe à posséder un profil technique, je reste le garant de la pertinence des orientations technologiques de la société. A ce titre, l’une de mes fonctions critiques est de veiller aux évolutions technologiques du web et en particulier d’être attentif aux recommandations et aux groupes de travail du W3C (World Wide Web Consortium).</text:p>
      <text:p text:style-name="P6">J’utilise ces recommandations comme fondements de ma pratique depuis le début de ma carrière (2000) ce qui me permet d’être aujourd’hui particulièrement à l’aise avec les langages HTML, CSS, DOM, et avec la constellation des grammaires XML (XHTML, XSLT, X-path, Xlink, SMIL, SVG, RDF).</text:p>
      <text:p text:style-name="P6">Cette pratique très rigoureusement basée sur les standards m’assure de la pérennité des développements effectués et me permet dans une large mesure d’être force d’innovation.</text:p>
      <text:p text:style-name="P3"><text:span text:style-name="T3">J’ai également développé depuis 2 ans un savoir-faire spécifique lié à la formation ouverte à distance et qui concerne les normes d’interopérabilité contenus/plate-formes (AICC, SCORM) et les métadonnées permettant l’indexation de ressources numériques (Dublin Core).</text:span></text:p>
      <text:p text:style-name="P3"><text:span text:style-name="T3">Je suis enfin habilité à gérer la publication web des services et contenus développés. Ceci comprend la gestion des noms de domaines, de l’hébergement, la politique de référencement et de certains aspects juridiques liés à la protection de données personnelles (déclaration auprès de la CNIL</text:span><text:span text:style-name="T2"><text:note text:id="ftn4" text:note-class="footnote"><text:note-citation>5</text:note-citation><text:note-body><text:p text:style-name="P2"><text:s/>Commission Nationale de l'Informatique et des Libertés – http://www.cnil.fr</text:p></text:note-body></text:note></text:span><text:span text:style-name="T3">).</text:span></text:p>
      <text:p text:style-name="P3"><text:span text:style-name="T3">Je m’occupe globalement de tout ce qui concerne la vie du site d’Action On Line, ce qui m’amène à participer, par exemple, à des actions ponctuelles de communication comme le salon E-Learn Expo</text:span><text:span text:style-name="T2"><text:note text:id="ftn5" text:note-class="footnote"><text:note-citation>6</text:note-citation><text:note-body><text:p text:style-name="P2"><text:s/>http://www.elearnexpo.com</text:p></text:note-body></text:note></text:span><text:span text:style-name="T3"> dédié aux professionnels de la Formation en ligne.</text:span></text:p>
      <text:p text:style-name="P6"/>
      <text:p text:style-name="P6"/>
      <text:p text:style-name="P6">Pourtant proche des réalités techniques, mon cadre de réflexion est orienté « sciences humaines » : j’ai toujours eu à cœur de placer l’utilisateur au centre du processus de conception des projets web dans lesquels j’ai été impliqué. Cette démarche, non seulement vise l’adhésion du public au service web qui lui est destiné, mais structure le projet d’un point de vue méthodologique.</text:p>
      <text:p text:style-name="P6">Si l’on ne peut se passer de la technique et de ses perspectives enthousiasmantes (Open Source, connexion Haut-débit, Web sémantique, …. ), il est, à mon sens, manifeste que le succès d’un projet web passe aujourd’hui par une multitude de facteurs. Une analyse fine du besoin de l’utilisateur et de l’existant, une interface simple et attrayante qui ne bride pas l’accès à l’information, le respect des normes de développement et d’échanges en vigueur ainsi qu’une politique de communication adaptée sont pour moi les clefs d’un projet réussi.</text:p>
      <text:p text:style-name="P6">En 4 ans d’expériences très diverses (société d’ingénierie de grande dimension, agence web orientée PME ou start-up) , j’ai souhaité acquérir une culture théorique et pratique qui me permet aujourd’hui d’intégrer ces multiples dimensions (ergonomie, technique, design et communication) à ma réflexion de concepteur et d’être apte à piloter les échanges entre les différents intervenants d’un projet.</text:p>
      <text:p text:style-name="P6">Mon évolution professionnelle aura été en ce sens particulièrement signific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pitch="fixed"/>
    <style:font-face style:name="MS Mincho" svg:font-family="'MS Mincho', 'MS ??'" style:font-family-generic="roma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fr" fo:country="FR" style:font-size-asian="12pt" style:language-asian="fr" style:country-asian="FR" style:font-size-complex="12pt"/>
    </style:style>
    <style:style style:name="Text_20_body" style:display-name="Text body" style:family="paragraph" style:parent-style-name="Standard" style:class="text">
      <style:paragraph-properties fo:text-align="justify" style:justify-single-word="false"/>
      <style:text-properties style:font-name="Times New Roman" fo:font-size="10pt" style:font-name-asian="MS Mincho" style:font-size-asian="10pt" style:font-size-complex="10pt"/>
    </style:style>
    <style:style style:name="List" style:family="paragraph" style:parent-style-name="Text_20_body" style:class="list">
      <style:text-properties style:font-name-complex="Tahoma"/>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paragraph-properties fo:margin-top="0.423cm" fo:margin-bottom="0.106cm"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paragraph-properties fo:margin-top="0.423cm" fo:margin-bottom="0.106cm"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lain_20_Text" style:display-name="Plain Text" style:family="paragraph" style:parent-style-name="Standard">
      <style:text-properties style:font-name="Courier New" fo:font-size="10pt" style:font-name-asian="Courier New" style:font-size-asian="10pt" style:font-name-complex="Courier New"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Times New Roman" style:font-name-asian="MS Mincho"/>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MS Mincho"/>
    </style:style>
    <style:style style:name="RTF_5f_Num_20_4_20_2" style:display-name="RTF_Num 4 2" style:family="text"/>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Times New Roman" style:font-name-asian="MS Mincho"/>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58%"/>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1.244cm" text:min-label-width="0.635cm"/>
        <style:text-properties style:font-name="Times New Roman"/>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1.244cm" text:min-label-width="0.635cm"/>
        <style:text-properties style:font-name="Times New Roman"/>
      </text:list-level-style-bullet>
      <text:list-level-style-number text:level="2" text:style-name="RTF_5f_Num_20_4_20_2" style:num-suffix="." style:num-format="1">
        <style:list-level-properties text:space-before="1.905cm" text:min-label-width="0.635cm"/>
      </text:list-level-style-number>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4cm" text:min-label-width="0.635cm"/>
        <style:text-properties style:font-name="Times New Roman"/>
      </text:list-level-style-bullet>
      <text:list-level-style-bullet text:level="2" text:style-name="RTF_5f_Num_20_5_20_2" style:num-suffix="." text:bullet-char="o">
        <style:list-level-properties text:space-before="2.514cm" text:min-label-width="0.635cm"/>
        <style:text-properties style:font-name="Courier New"/>
      </text:list-level-style-bullet>
      <text:list-level-style-bullet text:level="3" text:style-name="RTF_5f_Num_20_5_20_3" style:num-suffix="." text:bullet-char="">
        <style:list-level-properties text:space-before="3.784cm" text:min-label-width="0.635cm"/>
        <style:text-properties style:font-name="Wingdings"/>
      </text:list-level-style-bullet>
      <text:list-level-style-bullet text:level="4" text:style-name="RTF_5f_Num_20_5_20_4" style:num-suffix="." text:bullet-char="">
        <style:list-level-properties text:space-before="5.054cm" text:min-label-width="0.635cm"/>
        <style:text-properties style:font-name="Symbol"/>
      </text:list-level-style-bullet>
      <text:list-level-style-bullet text:level="5" text:style-name="RTF_5f_Num_20_5_20_5" style:num-suffix="." text:bullet-char="o">
        <style:list-level-properties text:space-before="6.324cm" text:min-label-width="0.635cm"/>
        <style:text-properties style:font-name="Courier New"/>
      </text:list-level-style-bullet>
      <text:list-level-style-bullet text:level="6" text:style-name="RTF_5f_Num_20_5_20_6" style:num-suffix="." text:bullet-char="">
        <style:list-level-properties text:space-before="7.594cm" text:min-label-width="0.635cm"/>
        <style:text-properties style:font-name="Wingdings"/>
      </text:list-level-style-bullet>
      <text:list-level-style-bullet text:level="7" text:style-name="RTF_5f_Num_20_5_20_7" style:num-suffix="." text:bullet-char="">
        <style:list-level-properties text:space-before="8.864cm" text:min-label-width="0.635cm"/>
        <style:text-properties style:font-name="Symbol"/>
      </text:list-level-style-bullet>
      <text:list-level-style-bullet text:level="8" text:style-name="RTF_5f_Num_20_5_20_8" style:num-suffix="." text:bullet-char="o">
        <style:list-level-properties text:space-before="10.134cm" text:min-label-width="0.635cm"/>
        <style:text-properties style:font-name="Courier New"/>
      </text:list-level-style-bullet>
      <text:list-level-style-bullet text:level="9" text:style-name="RTF_5f_Num_20_5_20_9" style:num-suffix="."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style style:name="fr1" style:family="graphic" style:parent-style-name="Frame">
      <style:graphic-properties style:vertical-pos="from-top" style:vertical-rel="paragraph" style:horizontal-pos="right" style:horizontal-rel="page-content" fo:background-color="#ffffff" style:background-transparency="100%" style:writing-mode="lr-tb" draw:flow-with-text="false" draw:wrap-influence-on-position="once-successive">
        <style:background-image/>
      </style:graphic-properties>
    </style:style>
    <style:page-layout style:name="pm1">
      <style:page-layout-properties fo:page-width="21.001cm" fo:page-height="29.7cm" style:num-format="1" style:print-orientation="portrait" fo:margin-top="2.499cm" fo:margin-bottom="1.249cm" fo:margin-left="2.032cm" fo:margin-right="2.03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top="0.751cm" style:dynamic-spacing="true"/>
      </style:footer-style>
    </style:page-layout>
  </office:automatic-styles>
  <office:master-styles>
    <style:master-page style:name="Standard" style:page-layout-name="pm1">
      <style:footer>
        <text:p text:style-name="P1"><draw:frame draw:style-name="fr1" draw:name="Cadre1" text:anchor-type="paragraph" svg:y="0cm" svg:width="0.776cm" draw:z-index="1"><draw:text-box fo:min-height="0cm"><text:p text:style-name="P2"><text:page-number style:num-format="1" text:select-page="current">2</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6T15:36:03</meta:creation-date>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41" meta:word-count="1376" meta:character-count="9297"/>
  </office:meta>
</office:document-meta>
</file>